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8.604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5.207cm"/>
    </style:style>
    <style:style style:name="co6" style:family="table-column">
      <style:table-column-properties fo:break-before="auto" style:column-width="5.177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f(x) = x² + ⅓</text:p>
          </table:table-cell>
          <table:table-cell/>
          <table:table-cell office:value-type="string" calcext:value-type="string">
            <text:p>X = 1 </text:p>
          </table:table-cell>
          <table:table-cell office:value-type="string" calcext:value-type="string">
            <text:p>X = 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imite Inferi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mite Superio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eraciones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ta X</text:p>
          </table:table-cell>
          <table:table-cell/>
          <table:table-cell table:formula="of:=([.C5]-[.C4])/[.C6]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uma de Rectángulos Exterior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4]" office:value-type="float" office:value="1" calcext:value-type="float">
            <text:p>1</text:p>
          </table:table-cell>
          <table:table-cell table:style-name="ce4" table:formula="of:=([.C11])^(2)+1/3" office:value-type="float" office:value="1.33333333333333" calcext:value-type="float">
            <text:p>1,33333333333333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C11]+[.C$7]" office:value-type="float" office:value="1.5" calcext:value-type="float">
            <text:p>1,5</text:p>
          </table:table-cell>
          <table:table-cell table:style-name="ce4" table:formula="of:=([.C12])^(2)+1/3" office:value-type="float" office:value="2.58333333333333" calcext:value-type="float">
            <text:p>2,58333333333333</text:p>
          </table:table-cell>
          <table:table-cell table:style-name="ce4" table:formula="of:=[.C$7]*[.D12]" office:value-type="float" office:value="1.29166666666667" calcext:value-type="float">
            <text:p>1,291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12]+[.C$7]" office:value-type="float" office:value="2" calcext:value-type="float">
            <text:p>2</text:p>
          </table:table-cell>
          <table:table-cell table:style-name="ce4" table:formula="of:=([.C13])^(2)+1/3" office:value-type="float" office:value="4.33333333333333" calcext:value-type="float">
            <text:p>4,33333333333333</text:p>
          </table:table-cell>
          <table:table-cell table:style-name="ce4" table:formula="of:=[.C$7]*[.D13]" office:value-type="float" office:value="2.16666666666667" calcext:value-type="float">
            <text:p>2,166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C13]+[.C$7]" office:value-type="float" office:value="2.5" calcext:value-type="float">
            <text:p>2,5</text:p>
          </table:table-cell>
          <table:table-cell table:style-name="ce4" table:formula="of:=([.C14])^(2)+1/3" office:value-type="float" office:value="6.58333333333333" calcext:value-type="float">
            <text:p>6,58333333333333</text:p>
          </table:table-cell>
          <table:table-cell table:style-name="ce4" table:formula="of:=[.C$7]*[.D14]" office:value-type="float" office:value="3.29166666666667" calcext:value-type="float">
            <text:p>3,291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C14]+[.C$7]" office:value-type="float" office:value="3" calcext:value-type="float">
            <text:p>3</text:p>
          </table:table-cell>
          <table:table-cell table:style-name="ce4" table:formula="of:=([.C15])^(2)+1/3" office:value-type="float" office:value="9.33333333333333" calcext:value-type="float">
            <text:p>9,33333333333333</text:p>
          </table:table-cell>
          <table:table-cell table:style-name="ce4" table:formula="of:=[.C$7]*[.D15]" office:value-type="float" office:value="4.66666666666667" calcext:value-type="float">
            <text:p>4,666666666666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Valor Aproximado</text:p>
          </table:table-cell>
          <table:table-cell table:style-name="ce4" table:formula="of:=SUM([.E12:.E15])" office:value-type="float" office:value="11.4166666666667" calcext:value-type="float">
            <text:p>11,41666666666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Valor Real</text:p>
          </table:table-cell>
          <table:table-cell table:style-name="ce4" table:formula="of:=28/3" office:value-type="float" office:value="9.33333333333333" calcext:value-type="float">
            <text:p>9,3333333333333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rror Absoluto</text:p>
          </table:table-cell>
          <table:table-cell table:style-name="ce4" table:formula="of:=ABS(([.E17]-[.E16])/[.E17])" office:value-type="float" office:value="0.223214285714286" calcext:value-type="float">
            <text:p>0,2232142857142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rror Relativo</text:p>
          </table:table-cell>
          <table:table-cell table:style-name="ce4" table:formula="of:=[.E18]*100" office:value-type="float" office:value="22.3214285714286" calcext:value-type="float">
            <text:p>22,321428571428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uma de Rectángulos Interior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4]" office:value-type="float" office:value="1" calcext:value-type="float">
            <text:p>1</text:p>
          </table:table-cell>
          <table:table-cell table:style-name="ce4" table:formula="of:=[.C24]^(2)+1/3" office:value-type="float" office:value="1.33333333333333" calcext:value-type="float">
            <text:p>1,33333333333333</text:p>
          </table:table-cell>
          <table:table-cell table:style-name="ce4" table:formula="of:=[.C$7]*[.D24]" office:value-type="float" office:value="0.666666666666667" calcext:value-type="float">
            <text:p>0,6666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C24]+[.C$7]" office:value-type="float" office:value="1.5" calcext:value-type="float">
            <text:p>1,5</text:p>
          </table:table-cell>
          <table:table-cell table:style-name="ce4" table:formula="of:=[.C25]^(2)+1/3" office:value-type="float" office:value="2.58333333333333" calcext:value-type="float">
            <text:p>2,58333333333333</text:p>
          </table:table-cell>
          <table:table-cell table:style-name="ce4" table:formula="of:=[.C$7]*[.D25]" office:value-type="float" office:value="1.29166666666667" calcext:value-type="float">
            <text:p>1,291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25]+[.C$7]" office:value-type="float" office:value="2" calcext:value-type="float">
            <text:p>2</text:p>
          </table:table-cell>
          <table:table-cell table:style-name="ce4" table:formula="of:=[.C26]^(2)+1/3" office:value-type="float" office:value="4.33333333333333" calcext:value-type="float">
            <text:p>4,33333333333333</text:p>
          </table:table-cell>
          <table:table-cell table:style-name="ce4" table:formula="of:=[.C$7]*[.D26]" office:value-type="float" office:value="2.16666666666667" calcext:value-type="float">
            <text:p>2,166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C26]+[.C$7]" office:value-type="float" office:value="2.5" calcext:value-type="float">
            <text:p>2,5</text:p>
          </table:table-cell>
          <table:table-cell table:style-name="ce4" table:formula="of:=[.C27]^(2)+1/3" office:value-type="float" office:value="6.58333333333333" calcext:value-type="float">
            <text:p>6,58333333333333</text:p>
          </table:table-cell>
          <table:table-cell table:style-name="ce4" table:formula="of:=[.C$7]*[.D27]" office:value-type="float" office:value="3.29166666666667" calcext:value-type="float">
            <text:p>3,291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C27]+[.C$7]" office:value-type="float" office:value="3" calcext:value-type="float">
            <text:p>3</text:p>
          </table:table-cell>
          <table:table-cell table:style-name="ce4" table:formula="of:=[.C28]^(2)+1/3" office:value-type="float" office:value="9.33333333333333" calcext:value-type="float">
            <text:p>9,33333333333333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Valor Aproximado</text:p>
          </table:table-cell>
          <table:table-cell table:style-name="ce4" table:formula="of:=SUM([.E24:.E28])" office:value-type="float" office:value="7.41666666666667" calcext:value-type="float">
            <text:p>7,416666666666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Valor Real</text:p>
          </table:table-cell>
          <table:table-cell table:style-name="ce4" table:formula="of:=28/3" office:value-type="float" office:value="9.33333333333333" calcext:value-type="float">
            <text:p>9,3333333333333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rror Absoluto</text:p>
          </table:table-cell>
          <table:table-cell table:style-name="ce4" table:formula="of:=ABS(([.E30]-[.E29])/[.E30])" office:value-type="float" office:value="0.205357142857143" calcext:value-type="float">
            <text:p>0,20535714285714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rror Relativo</text:p>
          </table:table-cell>
          <table:table-cell table:style-name="ce4" table:formula="of:=[.E31]*100" office:value-type="float" office:value="20.5357142857143" calcext:value-type="float">
            <text:p>20,535714285714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Punto Medi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f(Punto Medio)</text:p>
          </table:table-cell>
          <table:table-cell table:style-name="ce3" office:value-type="string" calcext:value-type="string">
            <text:p>Áre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4]" office:value-type="float" office:value="1" calcext:value-type="float">
            <text:p>1</text:p>
          </table:table-cell>
          <table:table-cell table:style-name="ce4"/>
          <table:table-cell table:style-name="ce4" table:formula="of:=([.C37])^(2)+1/3" office:value-type="float" office:value="1.33333333333333" calcext:value-type="float">
            <text:p>1,3333333333333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C37]+[.C$7]" office:value-type="float" office:value="1.5" calcext:value-type="float">
            <text:p>1,5</text:p>
          </table:table-cell>
          <table:table-cell table:style-name="ce4" table:formula="of:=[.C37]+([.C7]/2)" office:value-type="float" office:value="1.25" calcext:value-type="float">
            <text:p>1,25</text:p>
          </table:table-cell>
          <table:table-cell table:style-name="ce4" table:formula="of:=([.C38])^(2)+1/3" office:value-type="float" office:value="2.58333333333333" calcext:value-type="float">
            <text:p>2,58333333333333</text:p>
          </table:table-cell>
          <table:table-cell table:style-name="ce4" table:formula="of:=([.D38])^(2)+1/3" office:value-type="float" office:value="1.89583333333333" calcext:value-type="float">
            <text:p>1,89583333333333</text:p>
          </table:table-cell>
          <table:table-cell table:style-name="ce4" table:formula="of:=[.C$7]*[.F38]" office:value-type="float" office:value="0.947916666666667" calcext:value-type="float">
            <text:p>0,94791666666666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38]+[.C$7]" office:value-type="float" office:value="2" calcext:value-type="float">
            <text:p>2</text:p>
          </table:table-cell>
          <table:table-cell table:style-name="ce4" table:formula="of:=[.D38]+[.C$7]" office:value-type="float" office:value="1.75" calcext:value-type="float">
            <text:p>1,75</text:p>
          </table:table-cell>
          <table:table-cell table:style-name="ce4" table:formula="of:=([.C39])^(2)+1/3" office:value-type="float" office:value="4.33333333333333" calcext:value-type="float">
            <text:p>4,33333333333333</text:p>
          </table:table-cell>
          <table:table-cell table:style-name="ce4" table:formula="of:=([.D39])^(2)+1/3" office:value-type="float" office:value="3.39583333333333" calcext:value-type="float">
            <text:p>3,39583333333333</text:p>
          </table:table-cell>
          <table:table-cell table:style-name="ce4" table:formula="of:=[.C$7]*[.F39]" office:value-type="float" office:value="1.69791666666667" calcext:value-type="float">
            <text:p>1,6979166666666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C39]+[.C$7]" office:value-type="float" office:value="2.5" calcext:value-type="float">
            <text:p>2,5</text:p>
          </table:table-cell>
          <table:table-cell table:style-name="ce4" table:formula="of:=[.D39]+[.C$7]" office:value-type="float" office:value="2.25" calcext:value-type="float">
            <text:p>2,25</text:p>
          </table:table-cell>
          <table:table-cell table:style-name="ce4" table:formula="of:=([.C40])^(2)+1/3" office:value-type="float" office:value="6.58333333333333" calcext:value-type="float">
            <text:p>6,58333333333333</text:p>
          </table:table-cell>
          <table:table-cell table:style-name="ce4" table:formula="of:=([.D40])^(2)+1/3" office:value-type="float" office:value="5.39583333333333" calcext:value-type="float">
            <text:p>5,39583333333333</text:p>
          </table:table-cell>
          <table:table-cell table:style-name="ce4" table:formula="of:=[.C$7]*[.F40]" office:value-type="float" office:value="2.69791666666667" calcext:value-type="float">
            <text:p>2,6979166666666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C40]+[.C$7]" office:value-type="float" office:value="3" calcext:value-type="float">
            <text:p>3</text:p>
          </table:table-cell>
          <table:table-cell table:style-name="ce4" table:formula="of:=[.D40]+[.C$7]" office:value-type="float" office:value="2.75" calcext:value-type="float">
            <text:p>2,75</text:p>
          </table:table-cell>
          <table:table-cell table:style-name="ce4" table:formula="of:=([.C41])^(2)+1/3" office:value-type="float" office:value="9.33333333333333" calcext:value-type="float">
            <text:p>9,33333333333333</text:p>
          </table:table-cell>
          <table:table-cell table:style-name="ce4" table:formula="of:=([.D41])^(2)+1/3" office:value-type="float" office:value="7.89583333333333" calcext:value-type="float">
            <text:p>7,89583333333333</text:p>
          </table:table-cell>
          <table:table-cell table:style-name="ce4" table:formula="of:=[.C$7]*[.F41]" office:value-type="float" office:value="3.94791666666667" calcext:value-type="float">
            <text:p>3,9479166666666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Valor Aproximado</text:p>
          </table:table-cell>
          <table:table-cell table:style-name="ce4" table:formula="of:=SUM([.G38:.G41])" office:value-type="float" office:value="9.29166666666667" calcext:value-type="float">
            <text:p>9,2916666666666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Valor Real</text:p>
          </table:table-cell>
          <table:table-cell table:style-name="ce4" table:formula="of:=28/3" office:value-type="float" office:value="9.33333333333333" calcext:value-type="float">
            <text:p>9,3333333333333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Error Absoluto</text:p>
          </table:table-cell>
          <table:table-cell table:style-name="ce4" table:formula="of:=ABS(([.G43]-[.G42])/[.G43])" office:value-type="float" office:value="0.00446428571428584" calcext:value-type="float">
            <text:p>0,00446428571428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string" calcext:value-type="string">
            <text:p>Error Relativo</text:p>
          </table:table-cell>
          <table:table-cell table:style-name="ce4" table:formula="of:=[.G44]*100" office:value-type="float" office:value="0.446428571428584" calcext:value-type="float">
            <text:p>0,4464285714285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Regla del Trapecio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4]" office:value-type="float" office:value="1" calcext:value-type="float">
            <text:p>1</text:p>
          </table:table-cell>
          <table:table-cell table:style-name="ce4" table:formula="of:=([.C50])^(2)+1/3" office:value-type="float" office:value="1.33333333333333" calcext:value-type="float">
            <text:p>1,33333333333333</text:p>
          </table:table-cell>
          <table:table-cell table:style-name="ce4" table:formula="of:=([.C$7]/2)*[.D50]" office:value-type="float" office:value="0.333333333333333" calcext:value-type="float">
            <text:p>0,333333333333333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C50]+[.C$7]" office:value-type="float" office:value="1.5" calcext:value-type="float">
            <text:p>1,5</text:p>
          </table:table-cell>
          <table:table-cell table:style-name="ce4" table:formula="of:=2*(([.C51])^(2)+1/3)" office:value-type="float" office:value="5.16666666666667" calcext:value-type="float">
            <text:p>5,16666666666667</text:p>
          </table:table-cell>
          <table:table-cell table:style-name="ce4" table:formula="of:=([.C$7]/2)*[.D51]" office:value-type="float" office:value="1.29166666666667" calcext:value-type="float">
            <text:p>1,291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51]+[.C$7]" office:value-type="float" office:value="2" calcext:value-type="float">
            <text:p>2</text:p>
          </table:table-cell>
          <table:table-cell table:style-name="ce4" table:formula="of:=2*(([.C52])^(2)+1/3)" office:value-type="float" office:value="8.66666666666667" calcext:value-type="float">
            <text:p>8,66666666666667</text:p>
          </table:table-cell>
          <table:table-cell table:style-name="ce4" table:formula="of:=([.C$7]/2)*[.D52]" office:value-type="float" office:value="2.16666666666667" calcext:value-type="float">
            <text:p>2,166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C52]+[.C$7]" office:value-type="float" office:value="2.5" calcext:value-type="float">
            <text:p>2,5</text:p>
          </table:table-cell>
          <table:table-cell table:style-name="ce4" table:formula="of:=2*(([.C53])^(2)+1/3)" office:value-type="float" office:value="13.1666666666667" calcext:value-type="float">
            <text:p>13,1666666666667</text:p>
          </table:table-cell>
          <table:table-cell table:style-name="ce4" table:formula="of:=([.C$7]/2)*[.D53]" office:value-type="float" office:value="3.29166666666667" calcext:value-type="float">
            <text:p>3,29166666666667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C53]+[.C$7]" office:value-type="float" office:value="3" calcext:value-type="float">
            <text:p>3</text:p>
          </table:table-cell>
          <table:table-cell table:style-name="ce4" table:formula="of:=([.C54])^(2)+1/3" office:value-type="float" office:value="9.33333333333333" calcext:value-type="float">
            <text:p>9,33333333333333</text:p>
          </table:table-cell>
          <table:table-cell table:style-name="ce4" table:formula="of:=([.C$7]/2)*[.D54]" office:value-type="float" office:value="2.33333333333333" calcext:value-type="float">
            <text:p>2,3333333333333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Valor Aproximado</text:p>
          </table:table-cell>
          <table:table-cell table:style-name="ce4" table:formula="of:=SUM([.E50:.E54])" office:value-type="float" office:value="9.41666666666667" calcext:value-type="float">
            <text:p>9,416666666666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Valor Real</text:p>
          </table:table-cell>
          <table:table-cell table:style-name="ce4" table:formula="of:=28/3" office:value-type="float" office:value="9.33333333333333" calcext:value-type="float">
            <text:p>9,3333333333333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rror Absoluto</text:p>
          </table:table-cell>
          <table:table-cell table:style-name="ce4" table:formula="of:=ABS(([.E56]-[.E55])/[.E56])" office:value-type="float" office:value="0.00892857142857149" calcext:value-type="float">
            <text:p>0,00892857142857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Error Relativo</text:p>
          </table:table-cell>
          <table:table-cell table:style-name="ce4" table:formula="of:=[.E57]*100" office:value-type="float" office:value="0.892857142857149" calcext:value-type="float">
            <text:p>0,892857142857149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2T16:11:30.516030310</meta:creation-date>
    <dc:date>2020-06-12T19:07:37.408735180</dc:date>
    <meta:editing-duration>PT11M21S</meta:editing-duration>
    <meta:editing-cycles>1</meta:editing-cycles>
    <meta:document-statistic meta:table-count="1" meta:cell-count="153" meta:object-count="0"/>
    <meta:generator>LibreOffice/6.3.5.2$Linux_X86_64 LibreOffice_project/30$Build-2</meta:generator>
  </office:meta>
</office:document-meta>
</file>